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 style:parent-style-name="Standard" style:list-style-name="L2">
      <style:text-properties fo:background-color="#ff0000"/>
    </style:style>
    <style:style style:name="P8" style:family="paragraph" style:parent-style-name="Standard" style:list-style-name="L11"/>
    <style:style style:name="P9" style:family="paragraph" style:parent-style-name="Standard" style:list-style-name="L6">
      <style:text-properties fo:font-weight="bold" style:font-weight-asian="bold" style:font-weight-complex="bold"/>
    </style:style>
    <style:style style:name="P10" style:family="paragraph" style:parent-style-name="Standard" style:list-style-name="L10">
      <style:text-properties fo:font-weight="bold" style:font-weight-asian="bold" style:font-weight-complex="bold"/>
    </style:style>
    <style:style style:name="P11" style:family="paragraph" style:parent-style-name="Standard" style:list-style-name="L6">
      <style:paragraph-properties fo:margin-left="2.501cm" fo:margin-right="0cm" fo:text-indent="-0.635cm" style:auto-text-indent="false"/>
    </style:style>
    <style:style style:name="P12" style:family="paragraph" style:parent-style-name="Standard" style:list-style-name="L10">
      <style:paragraph-properties fo:margin-left="2.501cm" fo:margin-right="0cm" fo:text-indent="-0.635cm" style:auto-text-indent="false"/>
    </style:style>
    <style:style style:name="P13" style:family="paragraph" style:parent-style-name="Standard">
      <style:paragraph-properties fo:margin-left="1.251cm" fo:margin-right="0cm" fo:text-indent="-0.635cm" style:auto-text-indent="false"/>
    </style:style>
    <style:style style:name="P14" style:family="paragraph" style:parent-style-name="Standard" style:list-style-name="L6">
      <style:paragraph-properties fo:margin-left="1.251cm" fo:margin-right="0cm" fo:text-indent="-0.635cm" style:auto-text-indent="false"/>
    </style:style>
    <style:style style:name="P15" style:family="paragraph" style:parent-style-name="Standard" style:list-style-name="L6">
      <style:paragraph-properties fo:margin-left="1.251cm" fo:margin-right="0cm" fo:text-indent="-0.635cm" style:auto-text-indent="false"/>
      <style:text-properties fo:font-weight="bold" style:font-weight-asian="bold" style:font-weight-complex="bold"/>
    </style:style>
    <style:style style:name="P16" style:family="paragraph" style:parent-style-name="Standard" style:list-style-name="L2">
      <style:paragraph-properties fo:background-color="transparent">
        <style:background-image/>
      </style:paragraph-properties>
      <style:text-properties style:text-underline-style="none" fo:background-color="transparent"/>
    </style:style>
    <style:style style:name="P17" style:family="paragraph" style:parent-style-name="Heading_20_5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5">Type :</text:h>
      <text:list xml:id="list6368526532663181853" text:style-name="L1">
        <text:list-item>
          <text:p text:style-name="P18">Zombie/Survie/Action/Aventure</text:p>
        </text:list-item>
      </text:list>
      <text:p text:style-name="Standard"/>
      <text:h text:style-name="Heading_20_5" text:outline-level="5">But : </text:h>
      <text:list xml:id="list5914499356488849760" text:style-name="L2">
        <text:list-item>
          <text:p text:style-name="P16">Développer une ville</text:p>
        </text:list-item>
        <text:list-item>
          <text:p text:style-name="P16">Trouver des survivants, les convaincre de rejoindre la ville</text:p>
        </text:list-item>
        <text:list-item>
          <text:p text:style-name="P16">Développer le remède pour soigner les zombies</text:p>
        </text:list-item>
      </text:list>
      <text:p text:style-name="Standard"/>
      <text:h text:style-name="Heading_20_5" text:outline-level="5">Description :</text:h>
      <text:list xml:id="list8189099749312892668" text:style-name="L3">
        <text:list-item>
          <text:p text:style-name="P1">Tuer des zombies rapporte de l'argent</text:p>
        </text:list-item>
        <text:list-item>
          <text:p text:style-name="P1">Achat de pièges avec l'argent trouvé/gagné</text:p>
        </text:list-item>
        <text:list-item>
          <text:p text:style-name="P1">Les Zombies peuvent détruire certains pièges</text:p>
        </text:list-item>
        <text:list-item>
          <text:p text:style-name="P1">On peut réparer les pièges abîmes ou cassé</text:p>
        </text:list-item>
        <text:list-item>
          <text:p text:style-name="P1">Réparer des pièges consomme des scraps/tools</text:p>
        </text:list-item>
        <text:list-item>
          <text:p text:style-name="P1">On ramasse les items en marchant dessus</text:p>
        </text:list-item>
        <text:list-item>
          <text:p text:style-name="P1">On peut fouiller certains éléments de décors (armoires, boites, poubelle, ...)</text:p>
        </text:list-item>
        <text:list-item>
          <text:p text:style-name="P1">Tout le contenu d'un objet fouillé est ramassé automatiquement</text:p>
        </text:list-item>
        <text:list-item>
          <text:p text:style-name="P1">Les Zombies peuvent lâcher certains objets en mourant</text:p>
        </text:list-item>
        <text:list-item>
          <text:p text:style-name="P1">Le joueur peut se soigner avec un kit de soin</text:p>
        </text:list-item>
        <text:list-item>
          <text:p text:style-name="P1">Utiliser un kit de soin demande 5 secondes durant lesquelles le joueur ne reçoit pas de dégâts</text:p>
        </text:list-item>
        <text:list-item>
          <text:p text:style-name="P1">On ne peut transporter qu'un seul kit de soin</text:p>
        </text:list-item>
        <text:list-item>
          <text:p text:style-name="P1">Des items apparaissent en villes après chaque vague de zombies</text:p>
        </text:list-item>
        <text:list-item>
          <text:p text:style-name="P1">Cycle jour/nuit</text:p>
        </text:list-item>
        <text:list-item>
          <text:p text:style-name="P1">Vague de zombies la nuit</text:p>
        </text:list-item>
        <text:list-item>
          <text:p text:style-name="P1">Exploration plutôt conseillée le jour</text:p>
        </text:list-item>
        <text:list-item>
          <text:p text:style-name="P1">Objectifs sur la carte</text:p>
        </text:list-item>
        <text:list-item>
          <text:p text:style-name="P1">Magasins sur la carte</text:p>
        </text:list-item>
        <text:list-item>
          <text:p text:style-name="P1">Stock change tout les jours, certains item plus rare que d'autres, ...</text:p>
        </text:list-item>
        <text:list-item>
          <text:p text:style-name="P1">Nombres de pièges limité, le joueurs ne peut transporter que x pièges max d'un type donné</text:p>
        </text:list-item>
        <text:list-item>
          <text:p text:style-name="P1">Chaque survivant en ville donne un bonus au joueur, remplit un rôle précis, ...</text:p>
        </text:list-item>
        <text:list-item>
          <text:p text:style-name="P1">Certains survivants clé permettent de se rapprocher du développement d'un remède qui signifie la fin du jeu</text:p>
        </text:list-item>
        <text:list-item>
          <text:p text:style-name="P1">Les PNJ donnent des quêtes</text:p>
        </text:list-item>
        <text:list-item>
          <text:p text:style-name="P1">Certains PNJ sont secondaire</text:p>
        </text:list-item>
      </text:list>
      <text:p text:style-name="Standard"/>
      <text:h text:style-name="Heading_20_5" text:outline-level="5">Objectifs (PNJ) :</text:h>
      <text:list xml:id="list223878359691112222" text:style-name="L11">
        <text:list-item>
          <text:p text:style-name="P8"><text:span text:style-name="T1">Armurier :</text:span> Débloque l'armurerie en ville, permet d'acheter des munitions et certaines armes</text:p>
        </text:list-item>
        <text:list-item>
          <text:p text:style-name="P8"><text:span text:style-name="T1">Armurier 2 :</text:span> Apparaît sur la carte si on a trouvé l'armurier. Ajoute un stand d'améliorations d'armes dans l'armurerie, améliorer certaines armes du joueur</text:p>
        </text:list-item>
        <text:list-item>
          <text:p text:style-name="P8"><text:span text:style-name="T1">Médecin :</text:span> Donne un médipack au joueur, Ajoute l'infirmerie dans la ville</text:p>
        </text:list-item>
        <text:list-item>
          <text:p text:style-name="P8"><text:span text:style-name="T1">Laborantin :</text:span> Ajoute le laboratoire en ville</text:p>
        </text:list-item>
      </text:list>
      <text:h text:style-name="Heading_20_5" text:outline-level="5"><text:soft-page-break/>Items :</text:h>
      <text:list xml:id="list1136451713190083472" text:style-name="L5">
        <text:list-item>
          <text:p text:style-name="P2">Argent</text:p>
        </text:list-item>
        <text:list-item>
          <text:p text:style-name="P2">Scraps/Tools</text:p>
        </text:list-item>
        <text:list-item>
          <text:p text:style-name="P2">Kit de soin</text:p>
        </text:list-item>
        <text:list-item>
          <text:p text:style-name="P2">Armes (différentes armes, objet unique)</text:p>
        </text:list-item>
        <text:list-item>
          <text:p text:style-name="P2">Munitions (différent types par armes)</text:p>
        </text:list-item>
      </text:list>
      <text:p text:style-name="Standard"/>
      <text:h text:style-name="Heading_20_5" text:outline-level="5">Armes :</text:h>
      <text:list xml:id="list4320977824307985506" text:style-name="L6">
        <text:list-item>
          <text:p text:style-name="P9">Clé a mollette </text:p>
        </text:list-item>
        <text:list-item>
          <text:p text:style-name="P11">Disponible des le départ</text:p>
        </text:list-item>
        <text:list-item>
          <text:p text:style-name="P11">Principal : Construire piège sélectionné</text:p>
        </text:list-item>
        <text:list-item>
          <text:p text:style-name="P11">Secondaire : Réparer piège en face de soi</text:p>
        </text:list-item>
        <text:list-item>
          <text:p text:style-name="P15">Couteau de cuisine</text:p>
        </text:list-item>
        <text:list-item>
          <text:p text:style-name="P11">Principal : Stab le zombie en face de soi</text:p>
        </text:list-item>
        <text:list-item>
          <text:p text:style-name="P11">Secondaire : Lance le couteau, faible portée</text:p>
        </text:list-item>
        <text:list-item>
          <text:p text:style-name="P11">Munitions : Couteau de cuisine, si 0, arme indisponible</text:p>
        </text:list-item>
        <text:list-item>
          <text:p text:style-name="P15">Batte de baseball</text:p>
        </text:list-item>
        <text:list-item>
          <text:p text:style-name="P11">Principal : Attaque le zombie en face de soi</text:p>
        </text:list-item>
        <text:list-item>
          <text:p text:style-name="P11">Secondaire : Éloigne les zombies autour dans un demi cercle de rayon en face du joueur</text:p>
        </text:list-item>
        <text:list-item>
          <text:p text:style-name="P11">Munitions : (points de vie de la batte) Scotch ? Si 0, plus de batte.</text:p>
        </text:list-item>
        <text:list-item>
          <text:p text:style-name="P15">USP</text:p>
        </text:list-item>
        <text:list-item>
          <text:p text:style-name="P11">Principal : Tire</text:p>
        </text:list-item>
        <text:list-item>
          <text:p text:style-name="P11">Secondaire : /</text:p>
        </text:list-item>
        <text:list-item>
          <text:p text:style-name="P11">Munitions : Balles d'USP</text:p>
        </text:list-item>
        <text:list-item>
          <text:p text:style-name="P15">MP5</text:p>
        </text:list-item>
        <text:list-item>
          <text:p text:style-name="P11">Principal : Tire</text:p>
        </text:list-item>
        <text:list-item>
          <text:p text:style-name="P11">Secondaire : Lance grenade</text:p>
        </text:list-item>
        <text:list-item>
          <text:p text:style-name="P11">Munitions : Balles de MP5, Grenades</text:p>
        </text:list-item>
        <text:list-item>
          <text:p text:style-name="P15">MA41</text:p>
        </text:list-item>
        <text:list-item>
          <text:p text:style-name="P11">Principal : Tire</text:p>
        </text:list-item>
        <text:list-item>
          <text:p text:style-name="P11">Secondaire : Switch munitions incendiaires/normale</text:p>
        </text:list-item>
        <text:list-item>
          <text:p text:style-name="P11">Munitions : Munitions MA41, Munitions incendiaires</text:p>
        </text:list-item>
        <text:list-item>
          <text:p text:style-name="P15">Machine-gun</text:p>
        </text:list-item>
        <text:list-item>
          <text:p text:style-name="P11">Principal : Tire, grosse dispersion des balles</text:p>
        </text:list-item>
        <text:list-item>
          <text:p text:style-name="P11">Secondaire : Joueur plus lent, dispersion des balles faible</text:p>
        </text:list-item>
        <text:list-item>
          <text:p text:style-name="P15">Shotgun</text:p>
        </text:list-item>
        <text:list-item>
          <text:p text:style-name="P15">Ak-47</text:p>
        </text:list-item>
        <text:list-item>
          <text:p text:style-name="P15">AWP</text:p>
        </text:list-item>
        <text:list-item>
          <text:p text:style-name="P14"><text:span text:style-name="T1">Railgun</text:span></text:p>
        </text:list-item>
      </text:list>
      <text:p text:style-name="P13"/>
      <text:h text:style-name="Heading_20_5" text:outline-level="5">Pièges :</text:h>
      <text:list xml:id="list5769367246904042049" text:style-name="L10">
        <text:list-item>
          <text:p text:style-name="P10">Mur</text:p>
        </text:list-item>
        <text:list-item>
          <text:p text:style-name="P12">Bloquant, Destructible</text:p>
        </text:list-item>
        <text:list-item>
          <text:p text:style-name="P10">Mur barbelé</text:p>
        </text:list-item>
        <text:list-item>
          <text:p text:style-name="P12">Bloquant, Destructible</text:p>
        </text:list-item>
        <text:list-item>
          <text:p text:style-name="P12"><text:soft-page-break/>Endommage les zombies qui l'attaque</text:p>
        </text:list-item>
        <text:list-item>
          <text:p text:style-name="P10">Râteau piégé</text:p>
        </text:list-item>
        <text:list-item>
          <text:p text:style-name="P12">Usage unique</text:p>
        </text:list-item>
        <text:list-item>
          <text:p text:style-name="P12">One Shot le zombie qui marche dessus</text:p>
        </text:list-item>
        <text:list-item>
          <text:p text:style-name="P10">Flaque de boue</text:p>
        </text:list-item>
        <text:list-item>
          <text:p text:style-name="P12">Ralentit les zombies</text:p>
        </text:list-item>
        <text:list-item>
          <text:p text:style-name="P10">Leurre</text:p>
        </text:list-item>
        <text:list-item>
          <text:p text:style-name="P12">Destructible</text:p>
        </text:list-item>
        <text:list-item>
          <text:p text:style-name="P12">Attire les zombie dans un certains rayon</text:p>
        </text:list-item>
        <text:list-item>
          <text:p text:style-name="P10">Mines</text:p>
        </text:list-item>
        <text:list-item>
          <text:p text:style-name="P12">Usage unique</text:p>
        </text:list-item>
        <text:list-item>
          <text:p text:style-name="P12">Dégâts de zone</text:p>
        </text:list-item>
        <text:list-item>
          <text:p text:style-name="P12">Déclenché au passage de zombies dessus</text:p>
        </text:list-item>
        <text:list-item>
          <text:p text:style-name="P10">Baril explosif</text:p>
        </text:list-item>
        <text:list-item>
          <text:p text:style-name="P12">Usage unique</text:p>
        </text:list-item>
        <text:list-item>
          <text:p text:style-name="P12">Dégâts de zone</text:p>
        </text:list-item>
        <text:list-item>
          <text:p text:style-name="P12">Déclenché lorsqu'il reçoit des dégâts de balle ou explosif</text:p>
        </text:list-item>
      </text:list>
      <text:p text:style-name="Standard"/>
      <text:h text:style-name="Heading_20_5" text:outline-level="5">Touches :</text:h>
      <text:list xml:id="list22205910" text:continue-list="list4320977824307985506" text:style-name="L6">
        <text:list-item>
          <text:p text:style-name="P3">Tab - Ouvre le menu</text:p>
        </text:list-item>
        <text:list-item>
          <text:p text:style-name="P3">Clic gauche – Attaque principale</text:p>
        </text:list-item>
        <text:list-item>
          <text:p text:style-name="P3">Clic droit – Attaque secondaire</text:p>
        </text:list-item>
      </text:list>
      <text:p text:style-name="Standard"/>
      <text:h text:style-name="Heading_20_5" text:outline-level="5">Idées :</text:h>
      <text:list xml:id="list1507064780037778876" text:style-name="L7">
        <text:list-item>
          <text:p text:style-name="P4">Multijoueur en écran partagé et/ou en ligne</text:p>
        </text:list-item>
        <text:list-item>
          <text:p text:style-name="P4">Villes de départ généré aléatoirement</text:p>
        </text:list-item>
        <text:list-item>
          <text:p text:style-name="P4">Ramasser des blueprints permettant de crafter plus de pièges, améliorer les pièges, améliorer les armes, débloquer certaines armes</text:p>
        </text:list-item>
        <text:list-item>
          <text:p text:style-name="P4">Plus d'items en rapport avec les blueprints</text:p>
        </text:list-item>
        <text:list-item>
          <text:p text:style-name="P4">Ajouter un inventaire pour gérer ça</text:p>
        </text:list-item>
      </text:list>
      <text:p text:style-name="Standard"/>
      <text:h text:style-name="Heading_20_5" text:outline-level="5">Menu :</text:h>
      <text:list xml:id="list4352120446314710512" text:style-name="L8">
        <text:list-item>
          <text:p text:style-name="P5">Plusieurs onglet, un par menu</text:p>
        </text:list-item>
        <text:list-item>
          <text:p text:style-name="P5">Menu de craft : permet de sélectionner le piège a construire, affiche le prix des pièges</text:p>
        </text:list-item>
        <text:list-item>
          <text:p text:style-name="P5">Menu d'armes : Affiche les armes indisponible grisée et les armes disponible en couleur, affiche les munitions en regard de l'arme a laquelle elles correspondent.</text:p>
        </text:list-item>
      </text:list>
      <text:p text:style-name="Standard"/>
      <text:h text:style-name="Heading_20_5" text:outline-level="5">Graphismes :</text:h>
      <text:list xml:id="list2747687123765116058" text:style-name="L9">
        <text:list-item>
          <text:p text:style-name="P6">2D, tileset (Zelda like)</text:p>
        </text:list-item>
      </text:list>
      <text:p text:style-name="Standard"/>
      <text:h text:style-name="Heading_20_5" text:outline-level="5">Codage :</text:h>
      <text:list xml:id="list22204439" text:continue-list="list22205910" text:style-name="L6">
        <text:list-item>
          <text:p text:style-name="P3">C++ avec SD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Van Gysegem</meta:initial-creator>
    <meta:creation-date>2012-09-03T00:41:27.62</meta:creation-date>
    <dc:date>2012-09-04T02:08:30.52</dc:date>
    <dc:creator>Thomas Van Gysegem</dc:creator>
    <meta:editing-duration>PT1H2M3S</meta:editing-duration>
    <meta:editing-cycles>9</meta:editing-cycles>
    <meta:generator>OpenOffice.org/3.4$Win32 OpenOffice.org_project/340m1$Build-9590</meta:generator>
    <meta:document-statistic meta:table-count="0" meta:image-count="0" meta:object-count="0" meta:page-count="3" meta:paragraph-count="114" meta:word-count="748" meta:character-count="4019"/>
  </office:meta>
</office:document-meta>
</file>